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189568944987" calcext:value-type="float">
            <text:p>99,62</text:p>
          </table:table-cell>
          <table:table-cell table:style-name="ce3" table:formula="of:=([.F2]/12597)*100" office:value-type="float" office:value="0.38104310550131" calcext:value-type="float">
            <text:p>0,38</text:p>
          </table:table-cell>
          <table:table-cell office:value-type="float" office:value="8440" calcext:value-type="float">
            <text:p>8440</text:p>
          </table:table-cell>
          <table:table-cell table:style-name="ce4" table:formula="of:=[.E18]+[.H18]" office:value-type="float" office:value="12549" calcext:value-type="float">
            <text:p>12549</text:p>
          </table:table-cell>
          <table:table-cell table:formula="of:=12597-[.E2]" office:value-type="float" office:value="48" calcext:value-type="float">
            <text:p>48</text:p>
          </table:table-cell>
          <table:table-cell office:value-type="float" office:value="199.973920107" calcext:value-type="float">
            <text:p>199,973920107</text:p>
          </table:table-cell>
          <table:table-cell office:value-type="float" office:value="14.5506372452" calcext:value-type="float">
            <text:p>14,550637245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 office:value-type="float" office:value="8300" calcext:value-type="float">
            <text:p>8300</text:p>
          </table:table-cell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229.657574177" calcext:value-type="float">
            <text:p>229,657574177</text:p>
          </table:table-cell>
          <table:table-cell office:value-type="float" office:value="14.3036091328" calcext:value-type="float">
            <text:p>14,30360913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 office:value-type="float" office:value="8274" calcext:value-type="float">
            <text:p>8274</text:p>
          </table:table-cell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203.441740036" calcext:value-type="float">
            <text:p>203,441740036</text:p>
          </table:table-cell>
          <table:table-cell office:value-type="float" office:value="14.2479989529" calcext:value-type="float">
            <text:p>14,24799895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427720885925" calcext:value-type="float">
            <text:p>99,64</text:p>
          </table:table-cell>
          <table:table-cell table:style-name="ce3" table:formula="of:=([.F5]/12597)*100" office:value-type="float" office:value="0.357227911407478" calcext:value-type="float">
            <text:p>0,36</text:p>
          </table:table-cell>
          <table:table-cell office:value-type="float" office:value="7950" calcext:value-type="float">
            <text:p>7950</text:p>
          </table:table-cell>
          <table:table-cell table:style-name="ce4" table:formula="of:=[.E21]+[.H21]" office:value-type="float" office:value="12552" calcext:value-type="float">
            <text:p>12552</text:p>
          </table:table-cell>
          <table:table-cell table:formula="of:=12597-[.E5]" office:value-type="float" office:value="45" calcext:value-type="float">
            <text:p>45</text:p>
          </table:table-cell>
          <table:table-cell office:value-type="float" office:value="118.591263056" calcext:value-type="float">
            <text:p>118,591263056</text:p>
          </table:table-cell>
          <table:table-cell office:value-type="float" office:value="13.6876997948" calcext:value-type="float">
            <text:p>13,68769979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04024767802" calcext:value-type="float">
            <text:p>99,69</text:p>
          </table:table-cell>
          <table:table-cell table:style-name="ce3" table:formula="of:=([.F6]/12597)*100" office:value-type="float" office:value="0.309597523219814" calcext:value-type="float">
            <text:p>0,31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19.270802021" calcext:value-type="float">
            <text:p>119,270802021</text:p>
          </table:table-cell>
          <table:table-cell office:value-type="float" office:value="14.271900177" calcext:value-type="float">
            <text:p>14,2719001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04024767802" calcext:value-type="float">
            <text:p>99,69</text:p>
          </table:table-cell>
          <table:table-cell table:style-name="ce3" table:formula="of:=([.F7]/12597)*100" office:value-type="float" office:value="0.309597523219814" calcext:value-type="float">
            <text:p>0,31</text:p>
          </table:table-cell>
          <table:table-cell office:value-type="float" office:value="8363" calcext:value-type="float">
            <text:p>8363</text:p>
          </table:table-cell>
          <table:table-cell table:style-name="ce4" table:formula="of:=[.E23]+[.H23]" office:value-type="float" office:value="12558" calcext:value-type="float">
            <text:p>12558</text:p>
          </table:table-cell>
          <table:table-cell table:formula="of:=12597-[.E7]" office:value-type="float" office:value="39" calcext:value-type="float">
            <text:p>39</text:p>
          </table:table-cell>
          <table:table-cell office:value-type="float" office:value="116.380901098" calcext:value-type="float">
            <text:p>116,380901098</text:p>
          </table:table-cell>
          <table:table-cell office:value-type="float" office:value="14.4129388332" calcext:value-type="float">
            <text:p>14,412938833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 office:value-type="float" office:value="8265" calcext:value-type="float">
            <text:p>8265</text:p>
          </table:table-cell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137.631823063" calcext:value-type="float">
            <text:p>137,631823063</text:p>
          </table:table-cell>
          <table:table-cell office:value-type="float" office:value="14.2763779163" calcext:value-type="float">
            <text:p>14,276377916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10184964674" calcext:value-type="float">
            <text:p>99,61</text:p>
          </table:table-cell>
          <table:table-cell table:style-name="ce3" table:formula="of:=([.F9]/12597)*100" office:value-type="float" office:value="0.388981503532587" calcext:value-type="float">
            <text:p>0,39</text:p>
          </table:table-cell>
          <table:table-cell office:value-type="float" office:value="8110" calcext:value-type="float">
            <text:p>8110</text:p>
          </table:table-cell>
          <table:table-cell table:style-name="ce4" table:formula="of:=[.E25]+[.H25]" office:value-type="float" office:value="12548" calcext:value-type="float">
            <text:p>12548</text:p>
          </table:table-cell>
          <table:table-cell table:formula="of:=12597-[.E9]" office:value-type="float" office:value="49" calcext:value-type="float">
            <text:p>49</text:p>
          </table:table-cell>
          <table:table-cell office:value-type="float" office:value="173.356702089" calcext:value-type="float">
            <text:p>173,356702089</text:p>
          </table:table-cell>
          <table:table-cell office:value-type="float" office:value="14.0787382126" calcext:value-type="float">
            <text:p>14,078738212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459712629991" calcext:value-type="float">
            <text:p>99,75</text:p>
          </table:table-cell>
          <table:table-cell table:style-name="ce3" table:formula="of:=([.F10]/12597)*100" office:value-type="float" office:value="0.254028737000873" calcext:value-type="float">
            <text:p>0,25</text:p>
          </table:table-cell>
          <table:table-cell office:value-type="float" office:value="8403" calcext:value-type="float">
            <text:p>8403</text:p>
          </table:table-cell>
          <table:table-cell table:style-name="ce4" table:formula="of:=[.E26]+[.H26]" office:value-type="float" office:value="12565" calcext:value-type="float">
            <text:p>12565</text:p>
          </table:table-cell>
          <table:table-cell table:formula="of:=12597-[.E10]" office:value-type="float" office:value="32" calcext:value-type="float">
            <text:p>32</text:p>
          </table:table-cell>
          <table:table-cell office:value-type="float" office:value="198.509199858" calcext:value-type="float">
            <text:p>198,509199858</text:p>
          </table:table-cell>
          <table:table-cell office:value-type="float" office:value="14.5019259453" calcext:value-type="float">
            <text:p>14,50192594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 office:value-type="float" office:value="8390" calcext:value-type="float">
            <text:p>8390</text:p>
          </table:table-cell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125.469774008" calcext:value-type="float">
            <text:p>125,469774008</text:p>
          </table:table-cell>
          <table:table-cell office:value-type="float" office:value="14.4491610527" calcext:value-type="float">
            <text:p>14,44916105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35778359927" calcext:value-type="float">
            <text:p>99,693577836</text:p>
          </table:table-cell>
          <table:table-cell table:formula="of:=AVERAGE([.C2:.C11])" office:value-type="float" office:value="0.306422164007303" calcext:value-type="float">
            <text:p>0,306422164</text:p>
          </table:table-cell>
          <table:table-cell table:formula="of:=SUM([.D2:.D11])/10" office:value-type="float" office:value="8277.6" calcext:value-type="float">
            <text:p>8277,6</text:p>
          </table:table-cell>
          <table:table-cell table:formula="of:=AVERAGE([.E2:.E11])" office:value-type="float" office:value="12558.4" calcext:value-type="float">
            <text:p>12558,4</text:p>
          </table:table-cell>
          <table:table-cell table:formula="of:=AVERAGE([.F2:.F11])" office:value-type="float" office:value="38.6" calcext:value-type="float">
            <text:p>38,6</text:p>
          </table:table-cell>
          <table:table-cell table:formula="of:=SUM([.G2:.G11])/10" office:value-type="float" office:value="162.2283699513" calcext:value-type="float">
            <text:p>162,2283699513</text:p>
          </table:table-cell>
          <table:table-cell table:formula="of:=SUM([.H2:.H11])/10" office:value-type="float" office:value="14.27809872628" calcext:value-type="float">
            <text:p>14,27809872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108835437009" calcext:value-type="float">
            <text:p>0,657108835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1" calcext:value-type="float">
            <text:p>5843,1</text:p>
          </table:table-cell>
          <table:table-cell table:formula="of:=AVERAGE([.G18:.G27])" office:value-type="float" office:value="19.6" calcext:value-type="float">
            <text:p>19,6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8:.G18])" office:value-type="float" office:value="6720" calcext:value-type="float">
            <text:p>672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" calcext:value-type="float">
            <text:p>19</text:p>
          </table:table-cell>
          <table:table-cell table:formula="of:=AVERAGE([.H18:.H27])" office:value-type="float" office:value="6715.3" calcext:value-type="float">
            <text:p>6715,3</text:p>
          </table:table-cell>
          <table:table-cell/>
          <table:table-cell office:value-type="float" office:value="5923" calcext:value-type="float">
            <text:p>59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37" calcext:value-type="float">
            <text:p>66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1" calcext:value-type="float">
            <text:p>5843,1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1:.G21])" office:value-type="float" office:value="6655" calcext:value-type="float">
            <text:p>665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" calcext:value-type="float">
            <text:p>19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742" calcext:value-type="float">
            <text:p>674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6" calcext:value-type="float">
            <text:p>19,6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759" calcext:value-type="float">
            <text:p>675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3" calcext:value-type="float">
            <text:p>6715,3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97" calcext:value-type="float">
            <text:p>66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12597-SUM([.E25:.G25])" office:value-type="float" office:value="6744" calcext:value-type="float">
            <text:p>674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8" calcext:value-type="float">
            <text:p>58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727" calcext:value-type="float">
            <text:p>672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35778359927" calcext:value-type="float">
            <text:p>0,9969357784</text:p>
          </table:table-cell>
          <table:table-cell table:number-columns-repeated="2"/>
          <table:table-cell table:formula="of:=SUM([.E18:.E27])/10" office:value-type="float" office:value="5843.1" calcext:value-type="float">
            <text:p>5843,1</text:p>
          </table:table-cell>
          <table:table-cell table:formula="of:=SUM([.F18:.F27])/10" office:value-type="float" office:value="19" calcext:value-type="float">
            <text:p>19</text:p>
          </table:table-cell>
          <table:table-cell table:formula="of:=SUM([.G18:.G27])/10" office:value-type="float" office:value="19.6" calcext:value-type="float">
            <text:p>19,6</text:p>
          </table:table-cell>
          <table:table-cell table:formula="of:=SUM([.H18:.H27])/10" office:value-type="float" office:value="6715.3" calcext:value-type="float">
            <text:p>671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6422164007303" calcext:value-type="float">
            <text:p>0,0030642216</text:p>
          </table:table-cell>
          <table:table-cell table:number-columns-repeated="2"/>
          <table:table-cell table:formula="of:=SUM([.E18:.E27])" office:value-type="float" office:value="58431" calcext:value-type="float">
            <text:p>58431</text:p>
          </table:table-cell>
          <table:table-cell table:formula="of:=SUM([.F18:.F27])" office:value-type="float" office:value="190" calcext:value-type="float">
            <text:p>190</text:p>
          </table:table-cell>
          <table:table-cell table:formula="of:=SUM([.G18:.G27])" office:value-type="float" office:value="196" calcext:value-type="float">
            <text:p>196</text:p>
          </table:table-cell>
          <table:table-cell table:formula="of:=SUM([.H18:.H27])" office:value-type="float" office:value="67153" calcext:value-type="float">
            <text:p>6715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56830470602" calcext:value-type="float">
            <text:p>0,996656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622870974" calcext:value-type="float">
            <text:p>0,99717862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9:04.9437029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0S</meta:editing-duration>
    <meta:editing-cycles>7</meta:editing-cycles>
    <meta:generator>LibreOffice/5.1.6.2$Linux_X86_64 LibreOffice_project/10m0$Build-2</meta:generator>
    <dc:date>2018-01-23T23:29:13.606604618</dc:date>
    <meta:document-statistic meta:table-count="1" meta:cell-count="181" meta:object-count="0"/>
  </office:meta>
</office:document-meta>
</file>